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TC Medium" svg:font-family="'Noto Sans CJK TC Medium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44cm" fo:min-width="16.137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6.485cm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16.137cm"/>
    </style:style>
    <style:style style:name="gr4" style:family="graphic" style:parent-style-name="standard">
      <style:graphic-properties draw:textarea-horizontal-align="justify" draw:textarea-vertical-align="middle" draw:auto-grow-height="false" fo:min-height="2.546cm" fo:min-width="2.29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6.637cm" svg:height="2.794cm" svg:x="2.524cm" svg:y="2.016cm">
          <text:p text:style-name="P1">憲法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985cm" svg:height="1.778cm" svg:x="2.524cm" svg:y="15.701cm">
          <text:p text:style-name="P1">管理辦法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985cm" svg:height="1.778cm" svg:x="2.524cm" svg:y="10.808cm">
          <text:p text:style-name="P1">規約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6.637cm" svg:height="1.905cm" svg:x="2.524cm" svg:y="6.226cm">
          <text:p text:style-name="P1">公寓大廈管理條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3.952cm" svg:height="3.952cm" svg:x="14.208cm" svg:y="9.757cm">
          <text:p text:style-name="P1">區大會</text:p>
          <text:p text:style-name="P1">(½ = 2/3 * ¾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3.952cm" svg:height="3.952cm" svg:x="14.208cm" svg:y="14.652cm">
          <text:p text:style-name="P1">管委會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6.016cm" svg:y1="15.701cm" svg:x2="6.016cm" svg:y2="12.586cm" draw:start-shape="id1" draw:start-glue-point="0" draw:end-shape="id2" draw:end-glue-point="2" svg:d="M6016 15701v-3115" svg:viewBox="0 0 1 3116">
          <text:p/>
        </draw:connector>
        <draw:connector draw:style-name="gr5" draw:text-style-name="P2" draw:layer="layout" draw:line-skew="-0.468cm" svg:x1="6.016cm" svg:y1="10.808cm" svg:x2="10.842cm" svg:y2="8.131cm" draw:start-shape="id2" draw:start-glue-point="0" draw:end-shape="id3" svg:d="M6016 10808v-1807h4826v-870" svg:viewBox="0 0 4827 2678">
          <text:p/>
        </draw:connector>
        <draw:connector draw:style-name="gr5" draw:text-style-name="P2" draw:layer="layout" svg:x1="10.842cm" svg:y1="6.226cm" svg:x2="10.842cm" svg:y2="4.81cm" draw:start-shape="id3" draw:start-glue-point="0" draw:end-shape="id4" svg:d="M10842 6226v-1416" svg:viewBox="0 0 1 1417">
          <text:p/>
        </draw:connector>
        <draw:connector draw:style-name="gr5" draw:text-style-name="P2" draw:layer="layout" svg:x1="16.184cm" svg:y1="14.652cm" svg:x2="16.184cm" svg:y2="13.709cm" draw:start-shape="id5" draw:start-glue-point="4" draw:end-shape="id6" draw:end-glue-point="8" svg:d="M16184 14652v-943" svg:viewBox="0 0 1 944">
          <text:p/>
        </draw:connector>
        <draw:connector draw:style-name="gr5" draw:text-style-name="P2" draw:layer="layout" svg:x1="9.509cm" svg:y1="11.697cm" svg:x2="14.208cm" svg:y2="11.733cm" draw:start-shape="id2" draw:start-glue-point="1" draw:end-shape="id6" svg:d="M9509 11697h2349v36h2350" svg:viewBox="0 0 4700 37">
          <text:p/>
        </draw:connector>
        <draw:connector draw:style-name="gr5" draw:text-style-name="P2" draw:layer="layout" draw:line-skew="0.064cm" svg:x1="9.509cm" svg:y1="16.59cm" svg:x2="14.208cm" svg:y2="16.628cm" draw:start-shape="id1" draw:end-shape="id5" draw:end-glue-point="6" svg:d="M9509 16590h2413v38h2286" svg:viewBox="0 0 4700 39">
          <text:p/>
        </draw:connector>
        <draw:frame draw:style-name="gr6" draw:text-style-name="P3" draw:layer="layout" svg:width="8.509cm" svg:height="0.962cm" svg:x="1.127cm" svg:y="22.844cm">
          <draw:text-box>
            <text:p text:style-name="P1">區大會(區分所有權人大會)</text:p>
          </draw:text-box>
        </draw:frame>
        <draw:frame draw:style-name="gr7" draw:text-style-name="P3" draw:layer="layout" svg:width="9.271cm" svg:height="1.016cm" svg:x="1.127cm" svg:y="24.114cm">
          <draw:text-box>
            <text:p text:style-name="P1">管委會(公寓大廈管理委員會)</text:p>
          </draw:text-box>
        </draw:frame>
        <draw:connector draw:style-name="gr5" draw:text-style-name="P2" draw:layer="layout" svg:x1="16.184cm" svg:y1="9.757cm" svg:x2="10.842cm" svg:y2="8.131cm" draw:start-shape="id6" draw:start-glue-point="4" draw:end-shape="id3" svg:d="M16184 9757v-813h-5342v-813" svg:viewBox="0 0 5343 1627">
          <text:p/>
        </draw:connector>
        <draw:custom-shape draw:style-name="gr4" draw:text-style-name="P1" xml:id="id7" draw:id="id7" draw:layer="layout" svg:width="3.952cm" svg:height="3.952cm" svg:x="14.208cm" svg:y="20.05cm">
          <text:p text:style-name="P1">物管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14.208cm" svg:y1="22.026cm" svg:x2="6.016cm" svg:y2="17.479cm" draw:start-shape="id7" draw:start-glue-point="6" draw:end-shape="id1" draw:end-glue-point="2" svg:d="M14208 22026h-8192v-4547" svg:viewBox="0 0 8193 4548">
          <text:p/>
        </draw:connector>
        <draw:connector draw:style-name="gr5" draw:text-style-name="P2" draw:layer="layout" svg:x1="16.184cm" svg:y1="20.05cm" svg:x2="16.184cm" svg:y2="18.604cm" draw:start-shape="id7" draw:start-glue-point="4" draw:end-shape="id5" draw:end-glue-point="8" svg:d="M16184 20050v-1446" svg:viewBox="0 0 1 1447">
          <text:p/>
        </draw:connector>
        <draw:frame draw:style-name="gr7" draw:text-style-name="P3" draw:layer="layout" svg:width="9.271cm" svg:height="1.016cm" svg:x="1.127cm" svg:y="25.511cm">
          <draw:text-box>
            <text:p text:style-name="P1">物管(物業管理公司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TC Medium" svg:font-family="'Noto Sans CJK TC Medium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 CJK TC Medium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 Medium" style:font-family-asian="'Noto Sans CJK TC Medium'" style:font-family-generic-asian="system" style:font-pitch-asian="variable" style:font-size-asian="18pt" style:font-style-asian="normal" style:font-weight-asian="normal" style:font-name-complex="Noto Sans CJK TC Medium" style:font-family-complex="'Noto Sans CJK TC Mediu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23:26:10.976319407</meta:creation-date>
    <dc:date>2016-08-07T20:21:47.932924850</dc:date>
    <meta:editing-duration>PT37M45S</meta:editing-duration>
    <meta:editing-cycles>12</meta:editing-cycles>
    <meta:generator>LibreOffice/4.4.2.2$Linux_X86_64 LibreOffice_project/40m0$Build-2</meta:generator>
    <meta:document-statistic meta:object-count="19"/>
  </office:meta>
</office:document-meta>
</file>